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Initial</text:p>
          </table:table-cell>
          <table:table-cell office:value-type="string" calcext:value-type="string">
            <text:p>GW SH</text:p>
          </table:table-cell>
          <table:table-cell table:number-columns-repeated="2"/>
          <table:table-cell office:value-type="string" calcext:value-type="string">
            <text:p>GW SH</text:p>
          </table:table-cell>
          <table:table-cell table:number-columns-repeated="2"/>
          <table:table-cell office:value-type="string" calcext:value-type="string">
            <text:p>GW DH</text:p>
          </table:table-cell>
          <table:table-cell table:number-columns-repeated="2"/>
          <table:table-cell office:value-type="string" calcext:value-type="string">
            <text:p>GW DH</text:p>
          </table:table-cell>
          <table:table-cell table:number-columns-repeated="2"/>
          <table:table-cell office:value-type="string" calcext:value-type="string">
            <text:p>Wtheta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TF</text:p>
          </table:table-cell>
          <table:table-cell office:value-type="string" calcext:value-type="string">
            <text:p>SLEVE</text:p>
          </table:table-cell>
          <table:table-cell office:value-type="string" calcext:value-type="string">
            <text:p>SnapCol</text:p>
          </table:table-cell>
          <table:table-cell office:value-type="string" calcext:value-type="string">
            <text:p>BTF diff</text:p>
          </table:table-cell>
          <table:table-cell office:value-type="string" calcext:value-type="string">
            <text:p>SLEVE diff</text:p>
          </table:table-cell>
          <table:table-cell office:value-type="string" calcext:value-type="string">
            <text:p>SnapCol diff</text:p>
          </table:table-cell>
          <table:table-cell office:value-type="string" calcext:value-type="string">
            <text:p>BTF</text:p>
          </table:table-cell>
          <table:table-cell office:value-type="string" calcext:value-type="string">
            <text:p>SLEVE</text:p>
          </table:table-cell>
          <table:table-cell office:value-type="string" calcext:value-type="string">
            <text:p>SnapCol</text:p>
          </table:table-cell>
          <table:table-cell office:value-type="string" calcext:value-type="string">
            <text:p>BTF diff</text:p>
          </table:table-cell>
          <table:table-cell office:value-type="string" calcext:value-type="string">
            <text:p>SLEVE diff</text:p>
          </table:table-cell>
          <table:table-cell office:value-type="string" calcext:value-type="string">
            <text:p>SnapCol diff</text:p>
          </table:table-cell>
          <table:table-cell office:value-type="string" calcext:value-type="string">
            <text:p>BTF</text:p>
          </table:table-cell>
          <table:table-cell office:value-type="string" calcext:value-type="string">
            <text:p>SnapCol</text:p>
          </table:table-cell>
          <table:table-cell office:value-type="string" calcext:value-type="string">
            <text:p>BTF diff</text:p>
          </table:table-cell>
          <table:table-cell office:value-type="string" calcext:value-type="string">
            <text:p>SnapCol diff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8.443" calcext:value-type="float">
            <text:p>288.443</text:p>
          </table:table-cell>
          <table:table-cell office:value-type="float" office:value="288.44" calcext:value-type="float">
            <text:p>288.44</text:p>
          </table:table-cell>
          <table:table-cell office:value-type="float" office:value="288.442" calcext:value-type="float">
            <text:p>288.442</text:p>
          </table:table-cell>
          <table:table-cell office:value-type="float" office:value="288.489" calcext:value-type="float">
            <text:p>288.489</text:p>
          </table:table-cell>
          <table:table-cell table:formula="of:=[.C3]-[.B3]" office:value-type="float" office:value="-0.0029999999999859" calcext:value-type="float">
            <text:p>-0.003</text:p>
          </table:table-cell>
          <table:table-cell table:formula="of:=[.D3]-[.B3]" office:value-type="float" office:value="-0.000999999999976353" calcext:value-type="float">
            <text:p>-0.001</text:p>
          </table:table-cell>
          <table:table-cell table:formula="of:=[.E3]-[.B3]" office:value-type="float" office:value="0.0459999999999923" calcext:value-type="float">
            <text:p>0.046</text:p>
          </table:table-cell>
          <table:table-cell office:value-type="float" office:value="288.44" calcext:value-type="float">
            <text:p>288.44</text:p>
          </table:table-cell>
          <table:table-cell office:value-type="float" office:value="288.474" calcext:value-type="float">
            <text:p>288.474</text:p>
          </table:table-cell>
          <table:table-cell office:value-type="float" office:value="288.697" calcext:value-type="float">
            <text:p>288.697</text:p>
          </table:table-cell>
          <table:table-cell table:formula="of:=[.I3]-[.B3]" office:value-type="float" office:value="-0.0029999999999859" calcext:value-type="float">
            <text:p>-0.003</text:p>
          </table:table-cell>
          <table:table-cell table:formula="of:=[.J3]-[.B3]" office:value-type="float" office:value="0.0310000000000059" calcext:value-type="float">
            <text:p>0.031</text:p>
          </table:table-cell>
          <table:table-cell table:formula="of:=[.K3]-[.B3]" office:value-type="float" office:value="0.254000000000019" calcext:value-type="float">
            <text:p>0.254</text:p>
          </table:table-cell>
          <table:table-cell office:value-type="float" office:value="288.442" calcext:value-type="float">
            <text:p>288.442</text:p>
          </table:table-cell>
          <table:table-cell office:value-type="float" office:value="287.8" calcext:value-type="float">
            <text:p>287.8</text:p>
          </table:table-cell>
          <table:table-cell table:formula="of:=[.O3]-[.B3]" office:value-type="float" office:value="-0.000999999999976353" calcext:value-type="float">
            <text:p>-0.001</text:p>
          </table:table-cell>
          <table:table-cell table:formula="of:=[.P3]-[.B3]" office:value-type="float" office:value="-0.642999999999972" calcext:value-type="float">
            <text:p>-0.64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89.315" calcext:value-type="float">
            <text:p>289.315</text:p>
          </table:table-cell>
          <table:table-cell office:value-type="float" office:value="289.321" calcext:value-type="float">
            <text:p>289.321</text:p>
          </table:table-cell>
          <table:table-cell office:value-type="float" office:value="289.328" calcext:value-type="float">
            <text:p>289.328</text:p>
          </table:table-cell>
          <table:table-cell office:value-type="float" office:value="289.265" calcext:value-type="float">
            <text:p>289.265</text:p>
          </table:table-cell>
          <table:table-cell table:formula="of:=[.C4]-[.B4]" office:value-type="float" office:value="0.00600000000002865" calcext:value-type="float">
            <text:p>0.006</text:p>
          </table:table-cell>
          <table:table-cell table:formula="of:=[.D4]-[.B4]" office:value-type="float" office:value="0.0129999999999768" calcext:value-type="float">
            <text:p>0.013</text:p>
          </table:table-cell>
          <table:table-cell table:formula="of:=[.E4]-[.B4]" office:value-type="float" office:value="-0.0500000000000114" calcext:value-type="float">
            <text:p>-0.05</text:p>
          </table:table-cell>
          <table:table-cell office:value-type="float" office:value="289.321" calcext:value-type="float">
            <text:p>289.321</text:p>
          </table:table-cell>
          <table:table-cell office:value-type="float" office:value="289.327" calcext:value-type="float">
            <text:p>289.327</text:p>
          </table:table-cell>
          <table:table-cell office:value-type="float" office:value="289.146" calcext:value-type="float">
            <text:p>289.146</text:p>
          </table:table-cell>
          <table:table-cell table:formula="of:=[.I4]-[.B4]" office:value-type="float" office:value="0.00600000000002865" calcext:value-type="float">
            <text:p>0.006</text:p>
          </table:table-cell>
          <table:table-cell table:formula="of:=[.J4]-[.B4]" office:value-type="float" office:value="0.0120000000000005" calcext:value-type="float">
            <text:p>0.012</text:p>
          </table:table-cell>
          <table:table-cell table:formula="of:=[.K4]-[.B4]" office:value-type="float" office:value="-0.168999999999983" calcext:value-type="float">
            <text:p>-0.169</text:p>
          </table:table-cell>
          <table:table-cell office:value-type="float" office:value="289.317" calcext:value-type="float">
            <text:p>289.317</text:p>
          </table:table-cell>
          <table:table-cell office:value-type="float" office:value="289.967" calcext:value-type="float">
            <text:p>289.967</text:p>
          </table:table-cell>
          <table:table-cell table:formula="of:=[.O4]-[.B4]" office:value-type="float" office:value="0.00200000000000955" calcext:value-type="float">
            <text:p>0.002</text:p>
          </table:table-cell>
          <table:table-cell table:formula="of:=[.P4]-[.B4]" office:value-type="float" office:value="0.651999999999987" calcext:value-type="float">
            <text:p>0.65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90.217" calcext:value-type="float">
            <text:p>290.217</text:p>
          </table:table-cell>
          <table:table-cell office:value-type="float" office:value="290.249" calcext:value-type="float">
            <text:p>290.249</text:p>
          </table:table-cell>
          <table:table-cell office:value-type="float" office:value="290.247" calcext:value-type="float">
            <text:p>290.247</text:p>
          </table:table-cell>
          <table:table-cell office:value-type="float" office:value="290.24" calcext:value-type="float">
            <text:p>290.24</text:p>
          </table:table-cell>
          <table:table-cell table:formula="of:=[.C5]-[.B5]" office:value-type="float" office:value="0.0320000000000391" calcext:value-type="float">
            <text:p>0.032</text:p>
          </table:table-cell>
          <table:table-cell table:formula="of:=[.D5]-[.B5]" office:value-type="float" office:value="0.0300000000000296" calcext:value-type="float">
            <text:p>0.03</text:p>
          </table:table-cell>
          <table:table-cell table:formula="of:=[.E5]-[.B5]" office:value-type="float" office:value="0.0230000000000246" calcext:value-type="float">
            <text:p>0.023</text:p>
          </table:table-cell>
          <table:table-cell office:value-type="float" office:value="290.249" calcext:value-type="float">
            <text:p>290.249</text:p>
          </table:table-cell>
          <table:table-cell office:value-type="float" office:value="290.272" calcext:value-type="float">
            <text:p>290.272</text:p>
          </table:table-cell>
          <table:table-cell office:value-type="float" office:value="290.048" calcext:value-type="float">
            <text:p>290.048</text:p>
          </table:table-cell>
          <table:table-cell table:formula="of:=[.I5]-[.B5]" office:value-type="float" office:value="0.0320000000000391" calcext:value-type="float">
            <text:p>0.032</text:p>
          </table:table-cell>
          <table:table-cell table:formula="of:=[.J5]-[.B5]" office:value-type="float" office:value="0.0550000000000068" calcext:value-type="float">
            <text:p>0.055</text:p>
          </table:table-cell>
          <table:table-cell table:formula="of:=[.K5]-[.B5]" office:value-type="float" office:value="-0.168999999999983" calcext:value-type="float">
            <text:p>-0.169</text:p>
          </table:table-cell>
          <table:table-cell office:value-type="float" office:value="290.214" calcext:value-type="float">
            <text:p>290.214</text:p>
          </table:table-cell>
          <table:table-cell office:value-type="float" office:value="290.184" calcext:value-type="float">
            <text:p>290.184</text:p>
          </table:table-cell>
          <table:table-cell table:formula="of:=[.O5]-[.B5]" office:value-type="float" office:value="-0.0029999999999859" calcext:value-type="float">
            <text:p>-0.003</text:p>
          </table:table-cell>
          <table:table-cell table:formula="of:=[.P5]-[.B5]" office:value-type="float" office:value="-0.0329999999999586" calcext:value-type="float">
            <text:p>-0.03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91.099" calcext:value-type="float">
            <text:p>291.099</text:p>
          </table:table-cell>
          <table:table-cell office:value-type="float" office:value="291.145" calcext:value-type="float">
            <text:p>291.145</text:p>
          </table:table-cell>
          <table:table-cell office:value-type="float" office:value="291.139" calcext:value-type="float">
            <text:p>291.139</text:p>
          </table:table-cell>
          <table:table-cell office:value-type="float" office:value="291.14" calcext:value-type="float">
            <text:p>291.14</text:p>
          </table:table-cell>
          <table:table-cell table:formula="of:=[.C6]-[.B6]" office:value-type="float" office:value="0.0459999999999923" calcext:value-type="float">
            <text:p>0.046</text:p>
          </table:table-cell>
          <table:table-cell table:formula="of:=[.D6]-[.B6]" office:value-type="float" office:value="0.0400000000000205" calcext:value-type="float">
            <text:p>0.04</text:p>
          </table:table-cell>
          <table:table-cell table:formula="of:=[.E6]-[.B6]" office:value-type="float" office:value="0.0409999999999968" calcext:value-type="float">
            <text:p>0.041</text:p>
          </table:table-cell>
          <table:table-cell office:value-type="float" office:value="291.145" calcext:value-type="float">
            <text:p>291.145</text:p>
          </table:table-cell>
          <table:table-cell office:value-type="float" office:value="291.205" calcext:value-type="float">
            <text:p>291.205</text:p>
          </table:table-cell>
          <table:table-cell office:value-type="float" office:value="291.168" calcext:value-type="float">
            <text:p>291.168</text:p>
          </table:table-cell>
          <table:table-cell table:formula="of:=[.I6]-[.B6]" office:value-type="float" office:value="0.0459999999999923" calcext:value-type="float">
            <text:p>0.046</text:p>
          </table:table-cell>
          <table:table-cell table:formula="of:=[.J6]-[.B6]" office:value-type="float" office:value="0.105999999999995" calcext:value-type="float">
            <text:p>0.106</text:p>
          </table:table-cell>
          <table:table-cell table:formula="of:=[.K6]-[.B6]" office:value-type="float" office:value="0.0690000000000168" calcext:value-type="float">
            <text:p>0.069</text:p>
          </table:table-cell>
          <table:table-cell office:value-type="float" office:value="291.103" calcext:value-type="float">
            <text:p>291.103</text:p>
          </table:table-cell>
          <table:table-cell office:value-type="float" office:value="291.068" calcext:value-type="float">
            <text:p>291.068</text:p>
          </table:table-cell>
          <table:table-cell table:formula="of:=[.O6]-[.B6]" office:value-type="float" office:value="0.0040000000000191" calcext:value-type="float">
            <text:p>0.004</text:p>
          </table:table-cell>
          <table:table-cell table:formula="of:=[.P6]-[.B6]" office:value-type="float" office:value="-0.0310000000000059" calcext:value-type="float">
            <text:p>-0.031</text:p>
          </table:table-cell>
        </table:table-row>
        <table:table-row table:style-name="ro1" table:number-rows-repeated="104856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 style:data-style-name="N2" text:time-value="17:07:06.126485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15:49:56.122242148</meta:creation-date>
    <dc:date>2014-08-04T18:35:17.563237984</dc:date>
    <meta:editing-duration>PT40M9S</meta:editing-duration>
    <meta:editing-cycles>3</meta:editing-cycles>
    <meta:generator>LibreOffice/4.2.4.2$Linux_X86_64 LibreOffice_project/420m0$Build-2</meta:generator>
    <meta:document-statistic meta:table-count="1" meta:cell-count="94" meta:object-count="0"/>
  </office:meta>
</office:document-meta>
</file>